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3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8"/>
        <table:table-column table:style-name="co8" table:default-cell-style-name="ce26"/>
        <table:table-column table:style-name="co9" table:default-cell-style-name="ce11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7" table:default-cell-style-name="Default"/>
        <table:table-row table:style-name="ro1">
          <table:table-cell table:style-name="ce1" table:number-columns-repeated="6"/>
          <table:table-cell table:style-name="ce17"/>
          <table:table-cell table:style-name="ce25"/>
          <table:table-cell table:style-name="ce31"/>
          <table:table-cell table:style-name="ce34" table:number-columns-repeated="4"/>
          <table:table-cell table:style-name="ce31" table:number-columns-repeated="7"/>
          <table:table-cell table:style-name="ce4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42"/>
          <table:table-cell table:number-columns-repeated="997"/>
        </table:table-row>
        <table:table-row-group>
          <table:table-row-group>
            <table:table-row-group>
              <table:table-row table:style-name="ro1">
                <table:table-cell table:style-name="ce2"/>
                <table:table-cell/>
                <table:table-cell table:style-name="ce14" office:value-type="string" table:number-columns-spanned="4" table:number-rows-spanned="1">
                  <text:p>SERVICE TAX REPORT</text:p>
                </table:table-cell>
                <table:covered-table-cell table:number-columns-repeated="3"/>
                <table:table-cell table:number-columns-repeated="8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3" office:value-type="float" office:value="1">
                  <text:p>1</text:p>
                </table:table-cell>
                <table:table-cell table:style-name="ce12" office:value-type="string" table:number-columns-spanned="7" table:number-rows-spanned="1">
                  <text:p>NAME OF THE ASSESSEE : V.V.TITANIUM PIGMENTS PRIVATE LTD <text:s text:c="78"/></text:p>
                </table:table-cell>
                <table:covered-table-cell table:style-name="ce15"/>
                <table:covered-table-cell table:number-columns-repeated="5"/>
                <table:table-cell table:number-columns-repeated="1016"/>
              </table:table-row>
              <table:table-row table:style-name="ro1">
                <table:table-cell table:style-name="ce4" office:value-type="float" office:value="2">
                  <text:p>2</text:p>
                </table:table-cell>
                <table:table-cell table:style-name="ce12" office:value-type="string" table:number-columns-spanned="7" table:number-rows-spanned="1">
                  <text:p>SERVICE TAX REGISTRATION NUMBER : AADCV7723PSD001 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2">
                <table:table-cell table:style-name="ce5" office:value-type="float" office:value="3">
                  <text:p>3</text:p>
                </table:table-cell>
                <table:table-cell table:style-name="ce12" office:value-type="string" table:number-columns-spanned="7" table:number-rows-spanned="1">
                  <text:p>Service Tax Report for the Period : <text:s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 table:number-columns-repeated="6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3" office:value-type="string">
                  <text:p>Date</text:p>
                </table:table-cell>
                <table:table-cell table:style-name="ce16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19" office:value-type="string">
                  <text:p>Open Balance</text:p>
                </table:table-cell>
                <table:table-cell table:style-name="ce27" office:value-type="string">
                  <text:p>Taxable Amount</text:p>
                </table:table-cell>
                <table:table-cell table:style-name="ce32" office:value-type="string">
                  <text:p>Service Tax Rate</text:p>
                </table:table-cell>
                <table:table-cell table:style-name="ce35" office:value-type="string">
                  <text:p>Service Tax</text:p>
                </table:table-cell>
                <table:table-cell table:style-name="ce33" office:value-type="string">
                  <text:p>Total</text:p>
                </table:table-cell>
                <table:table-cell table:style-name="ce33" office:value-type="string">
                  <text:p>Debit</text:p>
                </table:table-cell>
                <table:table-cell table:style-name="ce33" office:value-type="string">
                  <text:p>Closing Balance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6"/>
                <table:table-cell table:style-name="ce13"/>
                <table:table-cell table:style-name="ce16"/>
                <table:table-cell table:style-name="ce6" table:number-columns-repeated="3"/>
                <table:table-cell table:style-name="ce20"/>
                <table:table-cell table:style-name="ce27"/>
                <table:table-cell table:style-name="ce32"/>
                <table:table-cell table:style-name="ce35"/>
                <table:table-cell table:style-name="ce33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get_invoice())%22" xlink:type="simple">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8" office:value-type="string">
                  <text:p><text:span text:style-name="T1"><text:a xlink:href="python://convert_date(line.invoice_id.date_invoice%20or%20False)" xlink:type="simple">invoice date</text:a></text:span></text:p>
                </table:table-cell>
                <table:table-cell table:style-name="ce7" office:value-type="string">
                  <text:p><text:span text:style-name="T1"><text:a xlink:href="python://%20line.invoice_id.bill_number%20or%20False" xlink:type="simple">billno</text:a></text:span></text:p>
                </table:table-cell>
                <table:table-cell table:style-name="ce8" office:value-type="string">
                  <text:p><text:span text:style-name="T1"><text:a xlink:href="python://convert_date(line.invoice_id.bill_date%20or%20False)" xlink:type="simple">billdate</text:a></text:span></text:p>
                </table:table-cell>
                <table:table-cell table:style-name="ce8" office:value-type="string">
                  <text:p><text:span text:style-name="T1"><text:a xlink:href="python://line.invoice_id.name%20or%20False" xlink:type="simple">invoice no</text:a></text:span></text:p>
                </table:table-cell>
                <table:table-cell table:style-name="ce8" office:value-type="string">
                  <text:p><text:span text:style-name="T1"><text:a xlink:href="python://line.invoice_id.partner_id%20and%20line.invoice_id.partner_id.name%20or%20False" xlink:type="simple">partyname</text:a></text:span></text:p>
                </table:table-cell>
                <table:table-cell table:style-name="ce22" office:value-type="string">
                  <text:p><text:a xlink:href="python://round(get_total_openbal(line.id or '') +  get_opening_balance(),2) or 0.00" xlink:type="simple">open_bal</text:a></text:p>
                </table:table-cell>
                <table:table-cell table:style-name="ce29" office:value-type="string">
                  <text:p><text:span text:style-name="T1"><text:a xlink:href="python://line.line_net" xlink:type="simple">netamnt</text:a></text:span></text:p>
                </table:table-cell>
                <table:table-cell table:style-name="ce5" office:value-type="string">
                  <text:p><text:a xlink:href="python://get_tax_desc(line.id%20or%20'')" xlink:type="simple">tax_rate</text:a></text:p>
                </table:table-cell>
                <table:table-cell table:style-name="ce22" office:value-type="string">
                  <text:p><text:a xlink:href="python://round(get_tax_amnt(line%20or%20''),2)" xlink:type="simple">tax_amount</text:a></text:p>
                </table:table-cell>
                <table:table-cell table:style-name="ce22" office:value-type="string">
                  <text:p><text:a xlink:href="python://round(get_total_openbal(line.id%20or%20'')%20+%20%20get_opening_balance()%20+%20get_tax_amnt(line%20or%20''),2)" xlink:type="simple">total</text:a></text:p>
                </table:table-cell>
                <table:table-cell table:style-name="ce28" office:value-type="string">
                  <text:p><text:a xlink:href="python://%200.00" xlink:type="simple">debit</text:a></text:p>
                </table:table-cell>
                <table:table-cell table:style-name="ce22" office:value-type="string">
                  <text:p><text:a xlink:href="python://round(get_total_openbal(line.id%20or%20'')%20+%20%20get_opening_balance()%20+%20get_tax_amnt(line%20or%20''),2)" xlink:type="simple">cl_bal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3"/>
                <table:table-cell table:style-name="ce28"/>
                <table:table-cell table:style-name="ce9"/>
                <table:table-cell table:style-name="ce21"/>
                <table:table-cell table:style-name="ce23" office:value-type="string">
                  <text:p><text:a xlink:href="python://round(get_tot_closing_bal(),2)%20or%200.00" xlink:type="simple">tot_bal</text:a></text:p>
                </table:table-cell>
                <table:table-cell table:style-name="ce28" office:value-type="string">
                  <text:p><text:a xlink:href="python://round(get_debit_balance(),2) or 0.00" xlink:type="simple">tot_debit</text:a></text:p>
                </table:table-cell>
                <table:table-cell table:style-name="ce28" office:value-type="string">
                  <text:p><text:a xlink:href="python://round(get_tot_closing_bal()%20-%20get_debit_balance(),2)%20or%200.00" xlink:type="simple">total_closing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1"/>
                <table:table-cell table:style-name="ce28"/>
                <table:table-cell table:style-name="ce33" office:value-type="string">
                  <text:p>Total</text:p>
                </table:table-cell>
                <table:table-cell table:style-name="ce22" office:value-type="string">
                  <text:p><text:a xlink:href="python://round(get_total_service_tax(),2)%20or%200.00" xlink:type="simple">tot_ser_tax</text:a></text:p>
                </table:table-cell>
                <table:table-cell table:style-name="ce21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1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9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 table:number-columns-repeated="4"/>
              <table:table-cell table:style-name="ce40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 table:number-columns-repeated="4"/>
            <table:table-cell table:style-name="ce40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/>
              <table:table-cell table:style-name="ce40" table:number-columns-repeated="4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/>
            <table:table-cell table:style-name="ce40" table:number-columns-repeated="4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</table:table-row-group>
        <table:table-row table:style-name="ro1">
          <table:table-cell table:style-name="ce10" table:number-columns-repeated="6"/>
          <table:table-cell table:style-name="ce24"/>
          <table:table-cell table:style-name="ce30"/>
          <table:table-cell table:style-name="ce10"/>
          <table:table-cell table:style-name="ce24" table:number-columns-repeated="4"/>
          <table:table-cell table:style-name="ce10"/>
          <table:table-cell table:style-name="ce38"/>
          <table:table-cell table:style-name="ce10"/>
          <table:table-cell table:style-name="ce30" table:number-columns-repeated="4"/>
          <table:table-cell table:style-name="ce40"/>
          <table:table-cell table:style-name="ce30" table:number-columns-repeated="2"/>
          <table:table-cell table:style-name="ce40"/>
          <table:table-cell table:style-name="ce10"/>
          <table:table-cell table:style-name="ce30"/>
          <table:table-cell table:style-name="ce10"/>
          <table:table-cell table:style-name="ce43" table:number-columns-repeated="989"/>
          <table:table-cell table:number-columns-repeated="8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29T17:42:31</dc:date>
    <meta:editing-cycles>314</meta:editing-cycles>
    <meta:generator>LibreOffice/3.5$Linux_x86 LibreOffice_project/350m1$Build-2</meta:generator>
    <meta:editing-duration>P6DT3H40M42S</meta:editing-duration>
    <meta:document-statistic meta:table-count="1" meta:cell-count="40" meta:object-count="0"/>
    <meta:template xlink:type="simple" xlink:actuate="onRequest" xlink:title="Normal.dotm" xlink:href=""/>
  </office:meta>
</office:document-meta>
</file>